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4.821cm"/>
    </style:style>
    <style:style style:name="co4" style:family="table-column">
      <style:table-column-properties fo:break-before="auto" style:column-width="4.6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86cm" fo:break-before="auto" style:use-optimal-row-height="true"/>
    </style:style>
    <style:style style:name="ro4" style:family="table-row">
      <style:table-row-properties style:row-height="1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fo:background-color="#33cccc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c0c0c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c0c0c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88cm solid #000000" fo:background-color="#33cccc" style:diagonal-bl-tr="none" style:diagonal-tl-br="none" style:text-align-source="fix" style:repeat-content="false" fo:wrap-option="wrap" fo:border-left="0.088cm solid #c0c0c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c0c0c0" style:direction="ltr" fo:border-right="0.088cm solid #000000" style:rotation-angle="0" style:rotation-align="none" style:shrink-to-fit="false" fo:border-top="0.088cm solid #c0c0c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c0c0c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88cm solid #000000" fo:background-color="#33cccc" style:diagonal-bl-tr="none" style:diagonal-tl-br="none" style:text-align-source="fix" style:repeat-content="false" fo:wrap-option="wrap" fo:border-left="0.088cm solid #c0c0c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c0c0c0" style:direction="ltr" fo:border-right="0.088cm solid #000000" style:rotation-angle="0" style:rotation-align="none" style:shrink-to-fit="false" fo:border-top="0.088cm solid #c0c0c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fo:background-color="#33cccc" style:diagonal-bl-tr="none" style:diagonal-tl-br="none" style:text-align-source="fix" style:repeat-content="false" fo:wrap-option="wrap" fo:border-left="0.088cm solid #c0c0c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c0c0c0" style:direction="ltr" fo:border-right="0.035cm solid #000000" style:rotation-angle="0" style:rotation-align="none" style:shrink-to-fit="false" fo:border-top="0.088cm solid #c0c0c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c0c0c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1" table:default-cell-style-name="ce11"/>
        <table:table-row table:style-name="ro2">
          <table:table-cell table:style-name="ce1" office:value-type="string">
            <text:p>Numéro de tache</text:p>
          </table:table-cell>
          <table:table-cell table:style-name="ce4" office:value-type="string">
            <text:p>Désignation des taches</text:p>
          </table:table-cell>
          <table:table-cell table:style-name="ce7" office:value-type="string">
            <text:p>Processus</text:p>
          </table:table-cell>
          <table:table-cell table:style-name="ce10" office:value-type="string">
            <text:p>Durée(j)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Cahier des charges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as d'utilisations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iagramme de séquences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Diagramme de gantt et pertt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Dictionnaire des données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Base de données - MCD - Verification SPI / SPD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string">
            <text:p>Cahier techniques</text:p>
          </table:table-cell>
          <table:table-cell office:value-type="string">
            <text:p>A, D, C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Maquettage (dessiner les futurs écrans)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Déploiement de la technologie choisi pour le site intranet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J</text:p>
          </table:table-cell>
          <table:table-cell office:value-type="string">
            <text:p>Développer les écrans pour la Gestion des expositions (layout CSS/JS)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K</text:p>
          </table:table-cell>
          <table:table-cell office:value-type="string">
            <text:p>Test des écrans pour la Gestion (interface, responsive)</text:p>
          </table:table-cell>
          <table:table-cell office:value-type="string">
            <text:p>J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L</text:p>
          </table:table-cell>
          <table:table-cell office:value-type="string">
            <text:p>Module de Gestion des expositions (développer les fonctionnalités)</text:p>
          </table:table-cell>
          <table:table-cell office:value-type="string">
            <text:p>K, F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</text:p>
          </table:table-cell>
          <table:table-cell office:value-type="string">
            <text:p>Test du Module de Gestion (fonctionnalité)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</text:p>
          </table:table-cell>
          <table:table-cell office:value-type="string">
            <text:p>Développer les écrans pour la diffusion de contenu (layout CSS/JS)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Test des écrans pour la diffusion (interface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¨P</text:p>
          </table:table-cell>
          <table:table-cell office:value-type="string">
            <text:p>Module de diffusion de contenu (développer les fonctionnalités)</text:p>
          </table:table-cell>
          <table:table-cell office:value-type="string">
            <text:p>O, F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Q</text:p>
          </table:table-cell>
          <table:table-cell office:value-type="string">
            <text:p>Test du Module de Diffusion (fonctionnalité)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R</text:p>
          </table:table-cell>
          <table:table-cell office:value-type="string">
            <text:p>Assemblage des différents modules ensemble</text:p>
          </table:table-cell>
          <table:table-cell office:value-type="string">
            <text:p>Q, 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Test de l'application final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T</text:p>
          </table:table-cell>
          <table:table-cell office:value-type="string">
            <text:p>Déploiement de l'application finale sur le serveur</text:p>
          </table:table-cell>
          <table:table-cell office:value-type="string">
            <text:p>I, S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string">
            <text:p>Total :</text:p>
          </table:table-cell>
          <table:table-cell table:style-name="ce12" office:value-type="float" office:value="47">
            <text:p>4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25/07/2016</text:date>, <text:time>15:4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8S</meta:editing-duration>
    <meta:editing-cycles>3</meta:editing-cycles>
    <meta:generator>OpenOffice/4.1.2$Win32 OpenOffice.org_project/412m3$Build-9782</meta:generator>
    <dc:date>2016-07-25T15:41:37.16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